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Arial" fo:font-size="12pt" fo:font-weight="bold" officeooo:rsid="00107be9" officeooo:paragraph-rsid="0013598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07be9" officeooo:paragraph-rsid="0013598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07be9" officeooo:paragraph-rsid="0013598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1a371" officeooo:paragraph-rsid="0011a37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68fbe" officeooo:paragraph-rsid="00168fb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07be9" officeooo:paragraph-rsid="0013598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07be9" officeooo:paragraph-rsid="0013598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07be9" officeooo:paragraph-rsid="00107be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07be9" officeooo:paragraph-rsid="00107be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07be9" officeooo:paragraph-rsid="001359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1a371" officeooo:paragraph-rsid="0011a37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615df" officeooo:paragraph-rsid="001615d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68fbe" officeooo:paragraph-rsid="00168fb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7cc75" officeooo:paragraph-rsid="0017cc7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9d839" officeooo:paragraph-rsid="0019d83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107be9" officeooo:paragraph-rsid="00107be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1a371" officeooo:paragraph-rsid="0011a37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style:font-name="Arial" fo:font-size="12pt" officeooo:rsid="00107be9" officeooo:paragraph-rsid="00107be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c9211e" style:font-name="Arial" fo:font-size="12pt" officeooo:rsid="00107be9" officeooo:paragraph-rsid="0013598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style:font-name="Arial" fo:font-size="12pt" fo:font-weight="normal" officeooo:rsid="00107be9" officeooo:paragraph-rsid="0013598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c9211e" style:font-name="Arial" fo:font-size="12pt" fo:font-weight="normal" officeooo:rsid="0017cc75" officeooo:paragraph-rsid="0017cc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style:text-line-through-style="none" style:text-line-through-type="none" style:font-name="Arial" fo:font-size="12pt" fo:font-style="normal" style:text-underline-style="none" fo:font-weight="normal" officeooo:rsid="0019d839" officeooo:paragraph-rsid="0019d83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a371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1a37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fo:font-style="normal" style:font-style-asian="normal" style:font-style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style="normal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001615df" style:font-style-asian="normal" style:font-style-complex="normal"/>
    </style:style>
    <style:style style:name="T14" style:family="text">
      <style:text-properties style:text-line-through-style="none" style:text-line-through-type="none" fo:font-style="normal" officeooo:rsid="0019d839" style:font-style-asian="normal" style:font-style-complex="normal"/>
    </style:style>
    <style:style style:name="T15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3598a"/>
    </style:style>
    <style:style style:name="T17" style:family="text">
      <style:text-properties fo:color="#c9211e" fo:font-weight="normal" style:font-weight-asian="normal" style:font-weight-complex="normal"/>
    </style:style>
    <style:style style:name="T18" style:family="text"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c9211e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6">03. </text:span>LINUX – COMANDOS BÁSICOS – HEAD, SORT (CLASSIFICAR), COMBINAÇÃO DE COMANDOS</text:h>
      <text:p text:style-name="P6"><text:span text:style-name="T1">*** COMANDO HEAD ***</text:span></text:p>
      <text:p text:style-name="P6"><text:span text:style-name="T1"/></text:p>
      <text:p text:style-name="P7">Mostra as primeiras linhas de um ou mais arquivos.</text:p>
      <text:p text:style-name="P8"/>
      <text:p text:style-name="P18">head [opções] arquivo</text:p>
      <text:p text:style-name="P8"/>
      <text:p text:style-name="P19">head arq2</text:p>
      <text:p text:style-name="P7"/>
      <text:p text:style-name="P7">Mostra as <text:span text:style-name="T1">10 </text:span><text:span text:style-name="T2">primeiras linhas de arq2.</text:span></text:p>
      <text:p text:style-name="P9"/>
      <text:p text:style-name="P20">head -c50</text:p>
      <text:p text:style-name="P10"/>
      <text:p text:style-name="P10">Exibe os primeiros 50 bytes de um arquivo (ou k ou m para kilobytes e megabytes)</text:p>
      <text:p text:style-name="P9"/>
      <text:p text:style-name="P20">head -n15 arq2</text:p>
      <text:p text:style-name="P10"/>
      <text:p text:style-name="P10">Mostra as primeiras linhas de arq2.</text:p>
      <text:p text:style-name="P9"/>
      <text:p text:style-name="P8"><text:span text:style-name="T17">head -n8 etc</text:span><text:span text:style-name="T18">/</text:span><text:span text:style-name="T19">group</text:span><text:span text:style-name="T6"> – Mostra as 8 primeiras linhas do arquivo</text:span></text:p>
      <text:p text:style-name="P8"><text:span text:style-name="T6">etc</text:span><text:span text:style-name="T3">/</text:span><text:span text:style-name="T6">group</text:span></text:p>
      <text:p text:style-name="P16"/>
      <text:p text:style-name="P2"><text:span text:style-name="T4">*** </text:span><text:span text:style-name="T5">COMBINANDO O HEAD COM CUT ***</text:span></text:p>
      <text:p text:style-name="P2"><text:span text:style-name="T7"/></text:p>
      <text:p text:style-name="P3"><text:span text:style-name="T7">Mostrar somente os nomes das 5 primeiras frutas do arquivo arq1:</text:span></text:p>
      <text:p text:style-name="P17"/>
      <text:p text:style-name="P11"><text:span text:style-name="T8">cut </text:span><text:span text:style-name="T15">d’ ‘-f2 arq1 | head -n5</text:span></text:p>
      <text:p text:style-name="P11"><text:span text:style-name="T15"/></text:p>
      <text:p text:style-name="P4"><text:span text:style-name="T12">*** </text:span><text:span text:style-name="T13">COMANDO SORT ***</text:span></text:p>
      <text:p text:style-name="P4"><text:span text:style-name="T13"/></text:p>
      <text:p text:style-name="P12"><text:span text:style-name="T12">Organiza os dados de acordo com a necessidade dos usuários (de acordo com a primeira coluna de caracteres)</text:span></text:p>
      <text:p text:style-name="P12"><text:span text:style-name="T12"/></text:p>
      <text:p text:style-name="P13"><text:span text:style-name="T12">sort [opções] arq1</text:span></text:p>
      <text:p text:style-name="P13"><text:span text:style-name="T12"/></text:p>
      <text:p text:style-name="P13"><text:span text:style-name="T12">sort [opções] arq1 &gt; arq_sorted</text:span></text:p>
      <text:p text:style-name="P13"><text:span text:style-name="T12"/></text:p>
      <text:p text:style-name="P13"><text:span text:style-name="T12">Opções:</text:span></text:p>
      <text:p text:style-name="P13"><text:span text:style-name="T12"/></text:p>
      <text:p text:style-name="P13"><text:span text:style-name="T15">-f </text:span><text:span text:style-name="T12"><text:tab/>Ignora o caso</text:span></text:p>
      <text:p text:style-name="P13"><text:span text:style-name="T12"/></text:p>
      <text:p text:style-name="P13"><text:span text:style-name="T15">-n </text:span><text:span text:style-name="T12"><text:tab/>Numericamente</text:span></text:p>
      <text:p text:style-name="P13"><text:span text:style-name="T12"/></text:p>
      <text:p text:style-name="P13"><text:span text:style-name="T15">-r</text:span><text:span text:style-name="T12"><text:tab/>Ordena reversa</text:span></text:p>
      <text:p text:style-name="P13"><text:span text:style-name="T12"/></text:p>
      <text:p text:style-name="P14"><text:span text:style-name="T12">Exemplo: Digite o arquivo a seguir e salve-o como arq4:</text:span></text:p>
      <text:p text:style-name="P14"><text:span text:style-name="T12"/></text:p>
      <text:p text:style-name="P14"><text:span text:style-name="T12">3 cde</text:span></text:p>
      <text:p text:style-name="P14"><text:span text:style-name="T12">2 bcd</text:span></text:p>
      <text:p text:style-name="P14"><text:span text:style-name="T12">1 abc</text:span></text:p>
      <text:p text:style-name="P14"><text:soft-page-break/><text:span text:style-name="T12">Digite o comando a seguir e verifique o resultado em arq5:</text:span></text:p>
      <text:p text:style-name="P14"><text:span text:style-name="T12"/></text:p>
      <text:p text:style-name="P21"><text:span text:style-name="T12">cut -c3-5 arq4 | sort &gt; arq5</text:span></text:p>
      <text:p text:style-name="P13"><text:span text:style-name="T12"/></text:p>
      <text:p text:style-name="P5"><text:span text:style-name="T12">*** </text:span><text:span text:style-name="T14">EXERCÍCIO </text:span><text:span text:style-name="T12">***</text:span></text:p>
      <text:p text:style-name="P5"><text:span text:style-name="T12"/></text:p>
      <text:p text:style-name="P15"><text:span text:style-name="T12">Crie um arquivo chamado “frutas” contendo apenas os nomes das frutas do arquivo arq1, em ordem alfabética:</text:span></text:p>
      <text:p text:style-name="P15"><text:span text:style-name="T12"/></text:p>
      <text:p text:style-name="P22">cut d’ ‘fd ar1 | sort &gt; frutas</text:p>
      <text:p text:style-name="P22"/>
      <text:p text:style-name="P22"/>
      <text:p text:style-name="P15"><text:span text:style-name="T12"/></text:p>
      <text:p text:style-name="P15"><text:span text:style-name="T1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10:20:21.785749448</meta:creation-date>
    <dc:date>2020-01-18T13:21:37.103121900</dc:date>
    <meta:editing-duration>PT52M52S</meta:editing-duration>
    <meta:editing-cycles>5</meta:editing-cycles>
    <meta:generator>LibreOffice/6.3.3.2.0$Linux_X86_64 LibreOffice_project/30$Build-2</meta:generator>
    <meta:document-statistic meta:table-count="0" meta:image-count="0" meta:object-count="0" meta:page-count="2" meta:paragraph-count="32" meta:word-count="200" meta:character-count="1090" meta:non-whitespace-character-count="917"/>
  </office:meta>
</office:document-meta>
</file>